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a94e" officeooo:paragraph-rsid="0016a94e"/>
    </style:style>
    <style:style style:name="P2" style:family="paragraph" style:parent-style-name="Standard">
      <style:text-properties officeooo:rsid="00170f8d" officeooo:paragraph-rsid="00170f8d"/>
    </style:style>
    <style:style style:name="P3" style:family="paragraph" style:parent-style-name="Standard">
      <style:text-properties officeooo:rsid="001a4010" officeooo:paragraph-rsid="001a4010"/>
    </style:style>
    <style:style style:name="P4" style:family="paragraph" style:parent-style-name="Standard">
      <style:text-properties officeooo:rsid="001df74a" officeooo:paragraph-rsid="001df74a"/>
    </style:style>
    <style:style style:name="P5" style:family="paragraph" style:parent-style-name="Standard">
      <style:text-properties officeooo:rsid="001ed77e" officeooo:paragraph-rsid="001ed77e"/>
    </style:style>
    <style:style style:name="P6" style:family="paragraph" style:parent-style-name="Standard">
      <style:text-properties officeooo:rsid="00201459" officeooo:paragraph-rsid="00201459"/>
    </style:style>
    <style:style style:name="P7" style:family="paragraph" style:parent-style-name="Standard">
      <style:text-properties officeooo:rsid="0021cda1" officeooo:paragraph-rsid="0021cda1"/>
    </style:style>
    <style:style style:name="P8" style:family="paragraph" style:parent-style-name="Standard">
      <style:text-properties officeooo:rsid="00233308" officeooo:paragraph-rsid="00233308"/>
    </style:style>
    <style:style style:name="P9" style:family="paragraph" style:parent-style-name="Standard">
      <style:text-properties officeooo:rsid="00240e9b" officeooo:paragraph-rsid="00240e9b"/>
    </style:style>
    <style:style style:name="P10" style:family="paragraph" style:parent-style-name="Standard">
      <style:text-properties officeooo:rsid="0026bf15" officeooo:paragraph-rsid="0026bf15"/>
    </style:style>
    <style:style style:name="T1" style:family="text">
      <style:text-properties officeooo:rsid="001bb43d"/>
    </style:style>
    <style:style style:name="T2" style:family="text">
      <style:text-properties officeooo:rsid="0021bd88"/>
    </style:style>
    <style:style style:name="T3" style:family="text">
      <style:text-properties officeooo:rsid="002596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(pid int primary key, lastName varchar(20), firstName varchar(20), gender char(1), birth date)</text:p>
      <text:p text:style-name="P1">movies(mid int key, myear year, moviename varchar(132))</text:p>
      <text:p text:style-name="P1">ratings(pid int, mid int, rating int, key (pid, mid))</text:p>
      <text:p text:style-name="P1"/>
      <text:p text:style-name="P1">Find the name of every movie that pid=116 &amp; 162 both rated a 1</text:p>
      <text:p text:style-name="P1"/>
      <text:p text:style-name="P1"/>
      <text:p text:style-name="P4">1)</text:p>
      <text:p text:style-name="P2">select <text:span text:style-name="T1">distinct reviewer.name</text:span> from movie, rating, reviewer<text:tab/> //<text:span text:style-name="T1">The “distinct” operator rids of dupes</text:span></text:p>
      <text:p text:style-name="P2">where movie.mid = rating.mid</text:p>
      <text:p text:style-name="P2">and rating.rid = reviewer.rid</text:p>
      <text:p text:style-name="P2">and movie.title = 'Gone with the Wind'</text:p>
      <text:p text:style-name="P3">group by reviewer.name<text:tab/><text:tab/><text:tab/>//<text:span text:style-name="T1">This will group the names and get rid of duplicates</text:span></text:p>
      <text:p text:style-name="P3"/>
      <text:p text:style-name="P4">2) Director who reviewed their own movie</text:p>
      <text:p text:style-name="P4"/>
      <text:p text:style-name="P5">select <text:span text:style-name="T2">reviewer.name, movie.title, rating.stars</text:span> from rating, natural join reviewer, natural join movie</text:p>
      <text:p text:style-name="P6">where reviewer.name = movie.director</text:p>
      <text:p text:style-name="P6"/>
      <text:p text:style-name="P6"/>
      <text:p text:style-name="P7">Chapters on the exam, 1, 11, 12, 2, 5, 6, 4</text:p>
      <text:p text:style-name="P7"/>
      <text:p text:style-name="P8">Classes(class, type, country, numGuns, bore, dispacement)</text:p>
      <text:p text:style-name="P8">Ships(name, class, launched)</text:p>
      <text:p text:style-name="P8">battles(name, date)</text:p>
      <text:p text:style-name="P8">Outcome(ShipName, BattleName, result)</text:p>
      <text:p text:style-name="P7"/>
      <text:p text:style-name="P7">Delete from “ships” all ships sunk in battle</text:p>
      <text:p text:style-name="P7"/>
      <text:p text:style-name="P7">Delete from ships</text:p>
      <text:p text:style-name="P7">where name in (select sname as name from outcomes where result = 'sunk');</text:p>
      <text:p text:style-name="P7"/>
      <text:p text:style-name="P8">Find the countries whose ships had the largest number of guns</text:p>
      <text:p text:style-name="P8"/>
      <text:p text:style-name="P8">Select country, max(numGuns) from classes</text:p>
      <text:p text:style-name="P8">group by</text:p>
      <text:p text:style-name="P8">select country from classes where numGuns &gt;= ANY(select numguns from classes)</text:p>
      <text:p text:style-name="P8"/>
      <text:p text:style-name="P9">SQL</text:p>
      <text:p text:style-name="P9">Relational Algebra</text:p>
      <text:p text:style-name="P9">Xpath and Xquery <text:span text:style-name="T3">chapter 11 and 12</text:span></text:p>
      <text:p text:style-name="P10">ODL</text:p>
      <text:p text:style-name="P10">ER Diagrams</text:p>
      <text:p text:style-name="P10">UML Solution</text:p>
      <text:p text:style-name="P10">XML</text:p>
      <text:p text:style-name="P10">JSO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3:39:50.550000000</meta:creation-date>
    <dc:date>2015-02-26T13:30:06.642000000</dc:date>
    <meta:editing-duration>PT52M11S</meta:editing-duration>
    <meta:editing-cycles>15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33" meta:word-count="202" meta:character-count="1315" meta:non-whitespace-character-count="1143"/>
  </office:meta>
</office:document-meta>
</file>